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officeooo:paragraph-rsid="000a764f"/>
    </style:style>
    <style:style style:name="P3" style:family="paragraph" style:parent-style-name="Standard">
      <style:text-properties officeooo:paragraph-rsid="000adee9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56698" style:font-size-asian="14pt" style:font-size-complex="14pt"/>
    </style:style>
    <style:style style:name="T3" style:family="text">
      <style:text-properties fo:font-size="14pt" officeooo:rsid="000693f5" style:font-size-asian="14pt" style:font-size-complex="14pt"/>
    </style:style>
    <style:style style:name="T4" style:family="text">
      <style:text-properties fo:font-size="14pt" officeooo:rsid="000a764f" style:font-size-asian="14pt" style:font-size-complex="14pt"/>
    </style:style>
    <style:style style:name="T5" style:family="text">
      <style:text-properties fo:font-size="14pt" officeooo:rsid="000adee9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/></text:p>
      <text:p text:style-name="P2"><text:span text:style-name="T2">INSERT INTO CATEGORIA (Nome) VALUES ("</text:span><text:span text:style-name="T1">ACONDICIONADO RESIDENCIAL</text:span><text:span text:style-name="T2">"</text:span><text:span text:style-name="T4">);</text:span></text:p>
      <text:p text:style-name="P2"><text:span text:style-name="T2">INSERT INTO CATEGORIA (Nome) VALUES ("</text:span><text:span text:style-name="T1">ACONDICIONADO CARRO</text:span><text:span text:style-name="T2">"</text:span><text:span text:style-name="T4">);</text:span></text:p>
      <text:p text:style-name="P2"><text:span text:style-name="T2">INSERT INTO CATEGORIA (Nome) VALUES ("</text:span><text:span text:style-name="T1">AQUECEDORES</text:span><text:span text:style-name="T2">"</text:span><text:span text:style-name="T4">);</text:span></text:p>
      <text:p text:style-name="P2"><text:span text:style-name="T2">INSERT INTO CATEGORIA (Nome) VALUES ("</text:span><text:span text:style-name="T1">AGENCIA DE TURISMO</text:span><text:span text:style-name="T2">"</text:span><text:span text:style-name="T4">);</text:span></text:p>
      <text:p text:style-name="P2"><text:span text:style-name="T2">INSERT INTO CATEGORIA (Nome) VALUES ("</text:span><text:span text:style-name="T1">AGENCIA DE PUBLICIDADE</text:span><text:span text:style-name="T2">"</text:span><text:span text:style-name="T4">);</text:span></text:p>
      <text:p text:style-name="P2"><text:span text:style-name="T2">INSERT INTO CATEGORIA (Nome) VALUES ("</text:span><text:span text:style-name="T1">ALUMÍNIO</text:span><text:span text:style-name="T2">"</text:span><text:span text:style-name="T4">);</text:span></text:p>
      <text:p text:style-name="P2"><text:span text:style-name="T2">INSERT INTO CATEGORIA (Nome) VALUES ("</text:span><text:span text:style-name="T1">ARMAZÉM</text:span><text:span text:style-name="T2">"</text:span><text:span text:style-name="T4">);</text:span></text:p>
      <text:p text:style-name="P2"><text:span text:style-name="T2">INSERT INTO CATEGORIA (Nome) VALUES ("</text:span><text:span text:style-name="T1">ARQUITETURA</text:span><text:span text:style-name="T2">"</text:span><text:span text:style-name="T4">);</text:span></text:p>
      <text:p text:style-name="P2"><text:span text:style-name="T2">INSERT INTO CATEGORIA (Nome) VALUES ("</text:span><text:span text:style-name="T1">AUTO ESCOLA</text:span><text:span text:style-name="T2">"</text:span><text:span text:style-name="T4">);</text:span></text:p>
      <text:p text:style-name="P2"><text:span text:style-name="T2">INSERT INTO CATEGORIA (Nome) VALUES ("</text:span><text:span text:style-name="T1">AUTO ELÉTRICA</text:span><text:span text:style-name="T2">"</text:span><text:span text:style-name="T4">);</text:span></text:p>
      <text:p text:style-name="P2"><text:span text:style-name="T2">INSERT INTO CATEGORIA (Nome) VALUES ("</text:span><text:span text:style-name="T1">AUTO MECÂNICA</text:span><text:span text:style-name="T2">"</text:span><text:span text:style-name="T4">);</text:span></text:p>
      <text:p text:style-name="P2"><text:span text:style-name="T2">INSERT INTO CATEGORIA (Nome) VALUES ("</text:span><text:span text:style-name="T1">AUTO VIDROS</text:span><text:span text:style-name="T2">"</text:span><text:span text:style-name="T4">);</text:span></text:p>
      <text:p text:style-name="P2"><text:span text:style-name="T2">INSERT INTO CATEGORIA (Nome) VALUES ("</text:span><text:span text:style-name="T1">AUTO CENTER</text:span><text:span text:style-name="T2">"</text:span><text:span text:style-name="T4">);</text:span></text:p>
      <text:p text:style-name="P2"><text:span text:style-name="T2">INSERT INTO CATEGORIA (Nome) VALUES ("</text:span><text:span text:style-name="T1">AUTO CHAPEAÇÃO</text:span><text:span text:style-name="T2">"</text:span><text:span text:style-name="T4">);</text:span></text:p>
      <text:p text:style-name="P2"><text:span text:style-name="T2">INSERT INTO CATEGORIA (Nome) VALUES ("</text:span><text:span text:style-name="T1">AUTO POSTO</text:span><text:span text:style-name="T2">"</text:span><text:span text:style-name="T4">);</text:span></text:p>
      <text:p text:style-name="P2"><text:span text:style-name="T2">INSERT INTO CATEGORIA (Nome) VALUES ("</text:span><text:span text:style-name="T1">AUTO GUINCHO</text:span><text:span text:style-name="T2">"</text:span><text:span text:style-name="T4">);</text:span></text:p>
      <text:p text:style-name="P2"><text:span text:style-name="T2">INSERT INTO CATEGORIA (Nome) VALUES ("</text:span><text:span text:style-name="T1">AUTO PEÇAS AUTOMÓVEIS</text:span><text:span text:style-name="T2">"</text:span><text:span text:style-name="T4">);</text:span></text:p>
      <text:p text:style-name="P2"><text:span text:style-name="T2">INSERT INTO CATEGORIA (Nome) VALUES ("</text:span><text:span text:style-name="T1">AUTO PEÇAS CAMINHÕES</text:span><text:span text:style-name="T2">"</text:span><text:span text:style-name="T4">);</text:span></text:p>
      <text:p text:style-name="P2"><text:span text:style-name="T2">INSERT INTO CATEGORIA (Nome) VALUES ("</text:span><text:span text:style-name="T1">AUTO PEÇAS USADAS</text:span><text:span text:style-name="T2">"</text:span><text:span text:style-name="T4">);</text:span></text:p>
      <text:p text:style-name="P2"><text:span text:style-name="T2">INSERT INTO CATEGORIA (Nome) VALUES ("</text:span><text:span text:style-name="T1">AUTO PEÇAS</text:span><text:span text:style-name="T2">"</text:span><text:span text:style-name="T4">);</text:span></text:p>
      <text:p text:style-name="P2"><text:span text:style-name="T2">INSERT INTO CATEGORIA (Nome) VALUES ("</text:span><text:span text:style-name="T1">RECONDICIONADO</text:span><text:span text:style-name="T2">"</text:span><text:span text:style-name="T4">);</text:span></text:p>
      <text:p text:style-name="P2"><text:span text:style-name="T2">INSERT INTO CATEGORIA (Nome) VALUES ("</text:span><text:span text:style-name="T1">AUTO CENTER</text:span><text:span text:style-name="T2">"</text:span><text:span text:style-name="T4">);</text:span></text:p>
      <text:p text:style-name="P2"><text:span text:style-name="T2">INSERT INTO CATEGORIA (Nome) VALUES ("</text:span><text:span text:style-name="T1">AUTOMÓVEIS</text:span><text:span text:style-name="T2">"</text:span><text:span text:style-name="T4">);</text:span></text:p>
      <text:p text:style-name="P2"><text:span text:style-name="T2">INSERT INTO CATEGORIA (Nome) VALUES ("</text:span><text:span text:style-name="T1">BANCO</text:span><text:span text:style-name="T2">"</text:span><text:span text:style-name="T4">);</text:span></text:p>
      <text:p text:style-name="P2"><text:span text:style-name="T2">INSERT INTO CATEGORIA (Nome) VALUES ("</text:span><text:span text:style-name="T1">BARBEARIA</text:span><text:span text:style-name="T2">"</text:span><text:span text:style-name="T4">);</text:span></text:p>
      <text:p text:style-name="P2"><text:soft-page-break/><text:span text:style-name="T2">INSERT INTO CATEGORIA (Nome) VALUES ("</text:span><text:span text:style-name="T1">BATERIA</text:span><text:span text:style-name="T2">"</text:span><text:span text:style-name="T4">);</text:span></text:p>
      <text:p text:style-name="P2"><text:span text:style-name="T2">INSERT INTO CATEGORIA (Nome) VALUES ("</text:span><text:span text:style-name="T1">BAZAR</text:span><text:span text:style-name="T2">"</text:span><text:span text:style-name="T4">);</text:span></text:p>
      <text:p text:style-name="P2"><text:span text:style-name="T2">INSERT INTO CATEGORIA (Nome) VALUES ("</text:span><text:span text:style-name="T1">BICICLETA</text:span><text:span text:style-name="T3">RIA</text:span><text:span text:style-name="T2">"</text:span><text:span text:style-name="T4">);</text:span></text:p>
      <text:p text:style-name="P2"><text:span text:style-name="T2">INSERT INTO CATEGORIA (Nome) VALUES ("</text:span><text:span text:style-name="T1">BIJUTERIA</text:span><text:span text:style-name="T2">"</text:span><text:span text:style-name="T4">);</text:span></text:p>
      <text:p text:style-name="P2"><text:span text:style-name="T2">INSERT INTO CATEGORIA (Nome) VALUES ("</text:span><text:span text:style-name="T1">BOX BANHEIRO</text:span><text:span text:style-name="T2">"</text:span><text:span text:style-name="T4">);</text:span></text:p>
      <text:p text:style-name="P2"><text:span text:style-name="T2">INSERT INTO CATEGORIA (Nome) VALUES ("</text:span><text:span text:style-name="T1">BLOCOS DE CONCRETO</text:span><text:span text:style-name="T2">"</text:span><text:span text:style-name="T4">);</text:span></text:p>
      <text:p text:style-name="P2"><text:span text:style-name="T2">INSERT INTO CATEGORIA (Nome) VALUES ("</text:span><text:span text:style-name="T1">BUFFET PARA EVENTOS</text:span><text:span text:style-name="T2">"</text:span><text:span text:style-name="T4">);</text:span></text:p>
      <text:p text:style-name="P2"><text:span text:style-name="T2">INSERT INTO CATEGORIA (Nome) VALUES ("</text:span><text:span text:style-name="T1">CABELEIREIRO</text:span><text:span text:style-name="T2">"</text:span><text:span text:style-name="T4">);</text:span></text:p>
      <text:p text:style-name="P2"><text:span text:style-name="T2">INSERT INTO CATEGORIA (Nome) VALUES ("</text:span><text:span text:style-name="T1">CAÇAMBA</text:span><text:span text:style-name="T2">"</text:span><text:span text:style-name="T4">);</text:span></text:p>
      <text:p text:style-name="P2"><text:span text:style-name="T2">INSERT INTO CATEGORIA (Nome) VALUES ("</text:span><text:span text:style-name="T1">CALÇADOS</text:span><text:span text:style-name="T2">"</text:span><text:span text:style-name="T4">);</text:span></text:p>
      <text:p text:style-name="P3"><text:span text:style-name="T2">INSERT INTO CATEGORIA (Nome) VALUES ("</text:span><text:span text:style-name="T1">CALHAS</text:span><text:span text:style-name="T2">"</text:span><text:span text:style-name="T4">);</text:span></text:p>
      <text:p text:style-name="P3"><text:span text:style-name="T2">INSERT INTO CATEGORIA (Nome) VALUES ("</text:span><text:span text:style-name="T1">CAMPING</text:span><text:span text:style-name="T2">"</text:span><text:span text:style-name="T4">);</text:span></text:p>
      <text:p text:style-name="P3"><text:span text:style-name="T2">INSERT INTO CATEGORIA (Nome) VALUES ("</text:span><text:span text:style-name="T1">CAMINHÕES</text:span><text:span text:style-name="T2">"</text:span><text:span text:style-name="T4">);</text:span></text:p>
      <text:p text:style-name="P3"><text:span text:style-name="T2">INSERT INTO CATEGORIA (Nome) VALUES ("</text:span><text:span text:style-name="T1">CANTINA</text:span><text:span text:style-name="T2">"</text:span><text:span text:style-name="T4">);</text:span></text:p>
      <text:p text:style-name="P3"><text:span text:style-name="T2">INSERT INTO CATEGORIA (Nome) VALUES ("</text:span><text:span text:style-name="T1">COLÉGIO PARTICULAR</text:span><text:span text:style-name="T2">"</text:span><text:span text:style-name="T4">);</text:span></text:p>
      <text:p text:style-name="P3"><text:span text:style-name="T2">INSERT INTO CATEGORIA (Nome) VALUES ("</text:span><text:span text:style-name="T1">CARTUCHOS</text:span><text:span text:style-name="T2">"</text:span><text:span text:style-name="T4">);</text:span></text:p>
      <text:p text:style-name="P3"><text:span text:style-name="T2">INSERT INTO CATEGORIA (Nome) VALUES ("</text:span><text:span text:style-name="T1">CHAVEIRO</text:span><text:span text:style-name="T2">"</text:span><text:span text:style-name="T4">);</text:span></text:p>
      <text:p text:style-name="P3"><text:span text:style-name="T2">INSERT INTO CATEGORIA (Nome) VALUES ("</text:span><text:span text:style-name="T1">CONTABILIDADE</text:span><text:span text:style-name="T2">"</text:span><text:span text:style-name="T4">);</text:span></text:p>
      <text:p text:style-name="P3"><text:span text:style-name="T2">INSERT INTO CATEGORIA (Nome) VALUES ("</text:span><text:span text:style-name="T1">CHURRASCARIA</text:span><text:span text:style-name="T2">"</text:span><text:span text:style-name="T4">);</text:span></text:p>
      <text:p text:style-name="P3"><text:span text:style-name="T2">INSERT INTO CATEGORIA (Nome) VALUES ("</text:span><text:span text:style-name="T1">CHOCOLATE</text:span><text:span text:style-name="T2">"</text:span><text:span text:style-name="T4">);</text:span></text:p>
      <text:p text:style-name="P3"><text:span text:style-name="T2">INSERT INTO CATEGORIA (Nome) VALUES ("</text:span><text:span text:style-name="T1">CIRURGIÃO DENTISTA</text:span><text:span text:style-name="T2">"</text:span><text:span text:style-name="T4">);</text:span></text:p>
      <text:p text:style-name="P3"><text:span text:style-name="T2">INSERT INTO CATEGORIA (Nome) VALUES ("</text:span><text:span text:style-name="T1">CLÍNICA ODONTOLÓGICA</text:span><text:span text:style-name="T2">"</text:span><text:span text:style-name="T4">);</text:span></text:p>
      <text:p text:style-name="P3"><text:span text:style-name="T2">INSERT INTO CATEGORIA (Nome) VALUES ("</text:span><text:span text:style-name="T1">CLÍNICA FISIOTERAPIA</text:span><text:span text:style-name="T2">"</text:span><text:span text:style-name="T4">);</text:span></text:p>
      <text:p text:style-name="P3"><text:span text:style-name="T2">INSERT INTO CATEGORIA (Nome) VALUES ("</text:span><text:span text:style-name="T1">CLÍNICA ESTÉTICA</text:span><text:span text:style-name="T2">"</text:span><text:span text:style-name="T4">);</text:span></text:p>
      <text:p text:style-name="P3"><text:span text:style-name="T2">INSERT INTO CATEGORIA (Nome) VALUES ("</text:span><text:span text:style-name="T1">CLÍNICA MEDICA</text:span><text:span text:style-name="T2">"</text:span><text:span text:style-name="T4">);</text:span></text:p>
      <text:p text:style-name="P3"><text:span text:style-name="T2">INSERT INTO CATEGORIA (Nome) VALUES ("</text:span><text:span text:style-name="T1">COLCHÕES</text:span><text:span text:style-name="T2">"</text:span><text:span text:style-name="T4">);</text:span></text:p>
      <text:p text:style-name="P3"><text:soft-page-break/><text:span text:style-name="T2">INSERT INTO CATEGORIA (Nome) VALUES ("</text:span><text:span text:style-name="T1">COMUNICAÇÃO VI</text:span><text:span text:style-name="T5">S</text:span><text:span text:style-name="T1">UAL</text:span><text:span text:style-name="T2">"</text:span><text:span text:style-name="T4">);</text:span></text:p>
      <text:p text:style-name="P3"><text:span text:style-name="T2">INSERT INTO CATEGORIA (Nome) VALUES ("</text:span><text:span text:style-name="T1">CONFECÇÃO</text:span><text:span text:style-name="T2">"</text:span><text:span text:style-name="T4">);</text:span></text:p>
      <text:p text:style-name="P3"><text:span text:style-name="T2">INSERT INTO CATEGORIA (Nome) VALUES ("</text:span><text:span text:style-name="T1">CONFEITARIA</text:span><text:span text:style-name="T2">"</text:span><text:span text:style-name="T4">);</text:span></text:p>
      <text:p text:style-name="P3"><text:span text:style-name="T2">INSERT INTO CATEGORIA (Nome) VALUES ("</text:span><text:span text:style-name="T1">CONSTRUÇÃO CIVIL</text:span><text:span text:style-name="T2">"</text:span><text:span text:style-name="T4">);</text:span></text:p>
      <text:p text:style-name="P3"><text:span text:style-name="T2">INSERT INTO CATEGORIA (Nome) VALUES ("</text:span><text:span text:style-name="T1">COPIADORA</text:span><text:span text:style-name="T2">"</text:span><text:span text:style-name="T4">);</text:span></text:p>
      <text:p text:style-name="P3"><text:span text:style-name="T2">INSERT INTO CATEGORIA (Nome) VALUES ("</text:span><text:span text:style-name="T1">CORRETOR DE SEGUROS</text:span><text:span text:style-name="T2">"</text:span><text:span text:style-name="T4">);</text:span></text:p>
      <text:p text:style-name="P3"><text:span text:style-name="T2">INSERT INTO CATEGORIA (Nome) VALUES ("</text:span><text:span text:style-name="T1">COSMÉTICOS</text:span><text:span text:style-name="T2">"</text:span><text:span text:style-name="T4">);</text:span></text:p>
      <text:p text:style-name="P3"><text:span text:style-name="T2">INSERT INTO CATEGORIA (Nome) VALUES ("</text:span><text:span text:style-name="T1">CORTINAS CURSOS</text:span><text:span text:style-name="T2">"</text:span><text:span text:style-name="T4">);</text:span></text:p>
      <text:p text:style-name="P3"><text:span text:style-name="T2">INSERT INTO CATEGORIA (Nome) VALUES ("</text:span><text:span text:style-name="T1">COZINHA INDUSTRIAL</text:span><text:span text:style-name="T2">"</text:span><text:span text:style-name="T4">);</text:span></text:p>
      <text:p text:style-name="P3"><text:span text:style-name="T2">INSERT INTO CATEGORIA (Nome) VALUES ("</text:span><text:span text:style-name="T1">DECORAÇÃO</text:span><text:span text:style-name="T2">"</text:span><text:span text:style-name="T4">);</text:span></text:p>
      <text:p text:style-name="P3"><text:span text:style-name="T2">INSERT INTO CATEGORIA (Nome) VALUES ("</text:span><text:span text:style-name="T1">DEDETIZADORA</text:span><text:span text:style-name="T2">"</text:span><text:span text:style-name="T4">);</text:span></text:p>
      <text:p text:style-name="P3"><text:span text:style-name="T2">INSERT INTO CATEGORIA (Nome) VALUES ("</text:span><text:span text:style-name="T1">DENTISTA</text:span><text:span text:style-name="T2">"</text:span><text:span text:style-name="T4">);</text:span></text:p>
      <text:p text:style-name="P3"><text:span text:style-name="T2">INSERT INTO CATEGORIA (Nome) VALUES ("</text:span><text:span text:style-name="T1">DESPACHANTE</text:span><text:span text:style-name="T2">"</text:span><text:span text:style-name="T4">);</text:span></text:p>
      <text:p text:style-name="P3"><text:span text:style-name="T2">INSERT INTO CATEGORIA (Nome) VALUES ("</text:span><text:span text:style-name="T1">DE</text:span><text:span text:style-name="T5">S</text:span><text:span text:style-name="T1">E</text:span><text:span text:style-name="T5">M</text:span><text:span text:style-name="T1">TUPIDORA</text:span><text:span text:style-name="T2">"</text:span><text:span text:style-name="T4">);</text:span></text:p>
      <text:p text:style-name="P3"><text:span text:style-name="T2">INSERT INTO CATEGORIA (Nome) VALUES ("</text:span><text:span text:style-name="T1">DISTRIBUIDORA DE BEBIDAS</text:span><text:span text:style-name="T2">"</text:span><text:span text:style-name="T4">);</text:span></text:p>
      <text:p text:style-name="P3"><text:span text:style-name="T2">INSERT INTO CATEGORIA (Nome) VALUES ("</text:span><text:span text:style-name="T1">DISTRIBUIDORA DE ÁGUA</text:span><text:span text:style-name="T2">"</text:span><text:span text:style-name="T4">);</text:span></text:p>
      <text:p text:style-name="P3"><text:span text:style-name="T2">INSERT INTO CATEGORIA (Nome) VALUES ("</text:span><text:span text:style-name="T1">DOCES</text:span><text:span text:style-name="T2">"</text:span><text:span text:style-name="T4">);</text:span></text:p>
      <text:p text:style-name="P3"><text:span text:style-name="T2">INSERT INTO CATEGORIA (Nome) VALUES ("</text:span><text:span text:style-name="T1">ELÉTRICA DE AUTOMÓVEIS</text:span><text:span text:style-name="T2">"</text:span><text:span text:style-name="T4">);</text:span></text:p>
      <text:p text:style-name="P3"><text:span text:style-name="T2">INSERT INTO CATEGORIA (Nome) VALUES ("</text:span><text:span text:style-name="T1">ELETRICISTA</text:span><text:span text:style-name="T2">"</text:span><text:span text:style-name="T4">);</text:span></text:p>
      <text:p text:style-name="P3"><text:span text:style-name="T2">INSERT INTO CATEGORIA (Nome) VALUES ("</text:span><text:span text:style-name="T1">ELETRÔNICA</text:span><text:span text:style-name="T2">"</text:span><text:span text:style-name="T4">);</text:span></text:p>
      <text:p text:style-name="P3"><text:span text:style-name="T2">INSERT INTO CATEGORIA (Nome) VALUES ("</text:span><text:span text:style-name="T1">ELETROPEÇAS</text:span><text:span text:style-name="T2">"</text:span><text:span text:style-name="T4">);</text:span></text:p>
      <text:p text:style-name="P3"><text:span text:style-name="T2">INSERT INTO CATEGORIA (Nome) VALUES ("</text:span><text:span text:style-name="T1">EQUIPAMENTO DE SEGURANÇA</text:span><text:span text:style-name="T2">"</text:span><text:span text:style-name="T4">);</text:span></text:p>
      <text:p text:style-name="P3"><text:span text:style-name="T2">INSERT INTO CATEGORIA (Nome) VALUES ("</text:span><text:span text:style-name="T1">ESCOLA EDUCAÇÃO INFANTIL</text:span><text:span text:style-name="T2">"</text:span><text:span text:style-name="T4">);</text:span></text:p>
      <text:p text:style-name="P3"><text:span text:style-name="T2">INSERT INTO CATEGORIA (Nome) VALUES ("</text:span><text:span text:style-name="T1">ESCOLA DE IDIOMAS</text:span><text:span text:style-name="T2">"</text:span><text:span text:style-name="T4">);</text:span></text:p>
      <text:p text:style-name="P3"><text:span text:style-name="T2">INSERT INTO CATEGORIA (Nome) VALUES ("</text:span><text:span text:style-name="T1">ESCOLA DE MÚSICA</text:span><text:span text:style-name="T2">"</text:span><text:span text:style-name="T4">);</text:span></text:p>
      <text:p text:style-name="P3"><text:soft-page-break/><text:span text:style-name="T2">INSERT INTO CATEGORIA (Nome) VALUES ("</text:span><text:span text:style-name="T1">ESCOLA PARTICULAR</text:span><text:span text:style-name="T2">"</text:span><text:span text:style-name="T4">);</text:span></text:p>
      <text:p text:style-name="P3"><text:span text:style-name="T2">INSERT INTO CATEGORIA (Nome) VALUES ("</text:span><text:span text:style-name="T1">ESCRITÓRIO CONTÁBIL</text:span><text:span text:style-name="T2">"</text:span><text:span text:style-name="T4">);</text:span></text:p>
      <text:p text:style-name="P3"><text:span text:style-name="T2">INSERT INTO CATEGORIA (Nome) VALUES ("</text:span><text:span text:style-name="T1">ESQUADRIAS DE ALUMÍNIO</text:span><text:span text:style-name="T2">"</text:span><text:span text:style-name="T4">);</text:span></text:p>
      <text:p text:style-name="P3"><text:span text:style-name="T2">INSERT INTO CATEGORIA (Nome) VALUES ("</text:span><text:span text:style-name="T1">ESTÉTICA</text:span><text:span text:style-name="T2">"</text:span><text:span text:style-name="T4">);</text:span></text:p>
      <text:p text:style-name="P3"><text:span text:style-name="T2">INSERT INTO CATEGORIA (Nome) VALUES ("</text:span><text:span text:style-name="T1">EVENTOS</text:span><text:span text:style-name="T2">"</text:span><text:span text:style-name="T4">);</text:span></text:p>
      <text:p text:style-name="P3"><text:span text:style-name="T2">INSERT INTO CATEGORIA (Nome) VALUES ("</text:span><text:span text:style-name="T1">ESTRUTURAS METÁLICAS</text:span><text:span text:style-name="T2">"</text:span><text:span text:style-name="T4">);</text:span></text:p>
      <text:p text:style-name="P3"><text:span text:style-name="T2">INSERT INTO CATEGORIA (Nome) VALUES ("</text:span><text:span text:style-name="T1">EMBALAGEM</text:span><text:span text:style-name="T2">"</text:span><text:span text:style-name="T4">);</text:span></text:p>
      <text:p text:style-name="P3"><text:span text:style-name="T2">INSERT INTO CATEGORIA (Nome) VALUES ("</text:span><text:span text:style-name="T1">EXTINTORES</text:span><text:span text:style-name="T2">"</text:span><text:span text:style-name="T4">);</text:span></text:p>
      <text:p text:style-name="P3"><text:span text:style-name="T2">INSERT INTO CATEGORIA (Nome) VALUES ("</text:span><text:span text:style-name="T1">FÁBRICA DE MÓVEIS</text:span><text:span text:style-name="T2">"</text:span><text:span text:style-name="T4">);</text:span></text:p>
      <text:p text:style-name="P3"><text:span text:style-name="T2">INSERT INTO CATEGORIA (Nome) VALUES ("</text:span><text:span text:style-name="T1">FARMÁCIA</text:span><text:span text:style-name="T2">"</text:span><text:span text:style-name="T4">);</text:span></text:p>
      <text:p text:style-name="P3"><text:span text:style-name="T2">INSERT INTO CATEGORIA (Nome) VALUES ("</text:span><text:span text:style-name="T1">FARMÁCIA DE MANIPULAÇÃO</text:span><text:span text:style-name="T2">"</text:span><text:span text:style-name="T4">);</text:span></text:p>
      <text:p text:style-name="P3"><text:span text:style-name="T2">INSERT INTO CATEGORIA (Nome) VALUES ("</text:span><text:span text:style-name="T1">FISIOTERAPIA</text:span><text:span text:style-name="T2">"</text:span><text:span text:style-name="T4">);</text:span></text:p>
      <text:p text:style-name="P3"><text:span text:style-name="T2">INSERT INTO CATEGORIA (Nome) VALUES ("</text:span><text:span text:style-name="T1">FLORICULTURA</text:span><text:span text:style-name="T2">"</text:span><text:span text:style-name="T4">);</text:span></text:p>
      <text:p text:style-name="P3"><text:span text:style-name="T2">INSERT INTO CATEGORIA (Nome) VALUES ("</text:span><text:span text:style-name="T1">FERRO VELHO</text:span><text:span text:style-name="T2">"</text:span><text:span text:style-name="T4">);</text:span></text:p>
      <text:p text:style-name="P3"><text:span text:style-name="T2">INSERT INTO CATEGORIA (Nome) VALUES ("</text:span><text:span text:style-name="T1">FERRAMENTAS</text:span><text:span text:style-name="T2">"</text:span><text:span text:style-name="T4">);</text:span></text:p>
      <text:p text:style-name="P3"><text:span text:style-name="T2">INSERT INTO CATEGORIA (Nome) VALUES ("</text:span><text:span text:style-name="T1">FORRO PVC MADEIRA</text:span><text:span text:style-name="T2">"</text:span><text:span text:style-name="T4">);</text:span></text:p>
      <text:p text:style-name="P3"><text:span text:style-name="T2">INSERT INTO CATEGORIA (Nome) VALUES ("</text:span><text:span text:style-name="T1">FURGÕES</text:span><text:span text:style-name="T2">"</text:span><text:span text:style-name="T4">);</text:span></text:p>
      <text:p text:style-name="P3"><text:span text:style-name="T2">INSERT INTO CATEGORIA (Nome) VALUES ("</text:span><text:span text:style-name="T1">FOTOS</text:span><text:span text:style-name="T2">"</text:span><text:span text:style-name="T4">);</text:span></text:p>
      <text:p text:style-name="P3"><text:span text:style-name="T2">INSERT INTO CATEGORIA (Nome) VALUES ("</text:span><text:span text:style-name="T1">FRUTAS</text:span><text:span text:style-name="T2">"</text:span><text:span text:style-name="T4">);</text:span></text:p>
      <text:p text:style-name="P3"><text:span text:style-name="T2">INSERT INTO CATEGORIA (Nome) VALUES ("</text:span><text:span text:style-name="T1">FRIOS</text:span><text:span text:style-name="T2">"</text:span><text:span text:style-name="T4">);</text:span></text:p>
      <text:p text:style-name="P3"><text:span text:style-name="T2">INSERT INTO CATEGORIA (Nome) VALUES ("</text:span><text:span text:style-name="T1">FRIGORIFICO</text:span><text:span text:style-name="T2">"</text:span><text:span text:style-name="T4">);</text:span></text:p>
      <text:p text:style-name="P3"><text:span text:style-name="T2">INSERT INTO CATEGORIA (Nome) VALUES ("</text:span><text:span text:style-name="T1">FUNILARIA</text:span><text:span text:style-name="T2">"</text:span><text:span text:style-name="T4">);</text:span><text:span text:style-name="T1"> </text:span></text:p>
      <text:p text:style-name="P3"><text:span text:style-name="T2">INSERT INTO CATEGORIA (Nome) VALUES ("</text:span><text:span text:style-name="T1">FUNERÁRIA</text:span><text:span text:style-name="T2">"</text:span><text:span text:style-name="T4">);</text:span></text:p>
      <text:p text:style-name="P3"><text:span text:style-name="T2">INSERT INTO CATEGORIA (Nome) VALUES ("</text:span><text:span text:style-name="T1">GÁS</text:span><text:span text:style-name="T2">"</text:span><text:span text:style-name="T4">);</text:span></text:p>
      <text:p text:style-name="P3"><text:span text:style-name="T2">INSERT INTO CATEGORIA (Nome) VALUES ("</text:span><text:span text:style-name="T1">GESSO</text:span><text:span text:style-name="T2">"</text:span><text:span text:style-name="T4">);</text:span></text:p>
      <text:p text:style-name="P3"><text:span text:style-name="T2">INSERT INTO CATEGORIA (Nome) VALUES ("</text:span><text:span text:style-name="T1">GRÁFICA</text:span><text:span text:style-name="T2">"</text:span><text:span text:style-name="T4">);</text:span></text:p>
      <text:p text:style-name="P3"><text:soft-page-break/><text:span text:style-name="T2">INSERT INTO CATEGORIA (Nome) VALUES ("</text:span><text:span text:style-name="T1">HIDRÁULICA</text:span><text:span text:style-name="T2">"</text:span><text:span text:style-name="T4">);</text:span></text:p>
      <text:p text:style-name="P3"><text:span text:style-name="T2">INSERT INTO CATEGORIA (Nome) VALUES ("</text:span><text:span text:style-name="T1">HOTEL</text:span><text:span text:style-name="T2">"</text:span><text:span text:style-name="T4">);</text:span></text:p>
      <text:p text:style-name="P3"><text:span text:style-name="T2">INSERT INTO CATEGORIA (Nome) VALUES ("</text:span><text:span text:style-name="T1">IMOBILIÁRIA</text:span><text:span text:style-name="T2">"</text:span><text:span text:style-name="T4">);</text:span></text:p>
      <text:p text:style-name="P3"><text:span text:style-name="T2">INSERT INTO CATEGORIA (Nome) VALUES ("</text:span><text:span text:style-name="T1">IMPLANTES ODONTO</text:span><text:span text:style-name="T2">"</text:span><text:span text:style-name="T4">);</text:span></text:p>
      <text:p text:style-name="P3"><text:span text:style-name="T2">INSERT INTO CATEGORIA (Nome) VALUES ("</text:span><text:span text:style-name="T1">INFORMÁTICA</text:span><text:span text:style-name="T2">"</text:span><text:span text:style-name="T4">);</text:span></text:p>
      <text:p text:style-name="P3"><text:span text:style-name="T2">INSERT INTO CATEGORIA (Nome) VALUES ("</text:span><text:span text:style-name="T1">JANELAS</text:span><text:span text:style-name="T2">"</text:span><text:span text:style-name="T4">);</text:span></text:p>
      <text:p text:style-name="P3"><text:span text:style-name="T2">INSERT INTO CATEGORIA (Nome) VALUES ("</text:span><text:span text:style-name="T1">JARDINAGEM</text:span><text:span text:style-name="T2">"</text:span><text:span text:style-name="T4">);</text:span></text:p>
      <text:p text:style-name="P3"><text:span text:style-name="T2">INSERT INTO CATEGORIA (Nome) VALUES ("</text:span><text:span text:style-name="T1">JOALHEIRO</text:span><text:span text:style-name="T2">"</text:span><text:span text:style-name="T4">);</text:span></text:p>
      <text:p text:style-name="P3"><text:span text:style-name="T2">INSERT INTO CATEGORIA (Nome) VALUES ("</text:span><text:span text:style-name="T1">LABORATÓRIO</text:span><text:span text:style-name="T2">"</text:span><text:span text:style-name="T4">);</text:span></text:p>
      <text:p text:style-name="P3"><text:span text:style-name="T2">INSERT INTO CATEGORIA (Nome) VALUES ("</text:span><text:span text:style-name="T1">LAGES</text:span><text:span text:style-name="T2">"</text:span><text:span text:style-name="T4">);</text:span></text:p>
      <text:p text:style-name="P3"><text:span text:style-name="T2">INSERT INTO CATEGORIA (Nome) VALUES ("</text:span><text:span text:style-name="T1">LANCHONETE</text:span><text:span text:style-name="T2">"</text:span><text:span text:style-name="T4">);</text:span></text:p>
      <text:p text:style-name="P3"><text:span text:style-name="T2">INSERT INTO CATEGORIA (Nome) VALUES ("</text:span><text:span text:style-name="T1">LAVA CAR</text:span><text:span text:style-name="T2">"</text:span><text:span text:style-name="T4">);</text:span></text:p>
      <text:p text:style-name="P3"><text:span text:style-name="T2">INSERT INTO CATEGORIA (Nome) VALUES ("</text:span><text:span text:style-name="T1">LAVANDERIA</text:span><text:span text:style-name="T2">"</text:span><text:span text:style-name="T4">);</text:span></text:p>
      <text:p text:style-name="P3"><text:span text:style-name="T2">INSERT INTO CATEGORIA (Nome) VALUES ("</text:span><text:span text:style-name="T1">LOCAÇÃO</text:span><text:span text:style-name="T2">"</text:span><text:span text:style-name="T4">);</text:span></text:p>
      <text:p text:style-name="P3"><text:span text:style-name="T2">INSERT INTO CATEGORIA (Nome) VALUES ("</text:span><text:span text:style-name="T1">LOCADORA</text:span><text:span text:style-name="T2">"</text:span><text:span text:style-name="T4">);</text:span></text:p>
      <text:p text:style-name="P3"><text:span text:style-name="T2">INSERT INTO CATEGORIA (Nome) VALUES ("</text:span><text:span text:style-name="T1">LOJA CONFECÇÃO</text:span><text:span text:style-name="T2">"</text:span><text:span text:style-name="T4">);</text:span></text:p>
      <text:p text:style-name="P3"><text:span text:style-name="T2">INSERT INTO CATEGORIA (Nome) VALUES ("</text:span><text:span text:style-name="T1">LOJA CALÇADOS</text:span><text:span text:style-name="T2">"</text:span><text:span text:style-name="T4">);</text:span></text:p>
      <text:p text:style-name="P3"><text:span text:style-name="T2">INSERT INTO CATEGORIA (Nome) VALUES ("</text:span><text:span text:style-name="T1">LOJA MÓVEIS</text:span><text:span text:style-name="T2">"</text:span><text:span text:style-name="T4">);</text:span></text:p>
      <text:p text:style-name="P3"><text:span text:style-name="T2">INSERT INTO CATEGORIA (Nome) VALUES ("</text:span><text:span text:style-name="T1">LOJA ELETRODOMÉSTICO</text:span><text:span text:style-name="T2">"</text:span><text:span text:style-name="T4">);</text:span></text:p>
      <text:p text:style-name="P3"><text:span text:style-name="T2">INSERT INTO CATEGORIA (Nome) VALUES ("</text:span><text:span text:style-name="T1">LOTÉRICA</text:span><text:span text:style-name="T2">"</text:span><text:span text:style-name="T4">);</text:span></text:p>
      <text:p text:style-name="P3"><text:span text:style-name="T2">INSERT INTO CATEGORIA (Nome) VALUES ("</text:span><text:span text:style-name="T1">LUMINOSOS</text:span><text:span text:style-name="T2">"</text:span><text:span text:style-name="T4">);</text:span></text:p>
      <text:p text:style-name="P3"><text:span text:style-name="T2">INSERT INTO CATEGORIA (Nome) VALUES ("</text:span><text:span text:style-name="T1">LUBRIFICANTES</text:span><text:span text:style-name="T2">"</text:span><text:span text:style-name="T4">);</text:span></text:p>
      <text:p text:style-name="P3"><text:span text:style-name="T2">INSERT INTO CATEGORIA (Nome) VALUES ("</text:span><text:span text:style-name="T1">MADEIRA</text:span><text:span text:style-name="T2">"</text:span><text:span text:style-name="T4">);</text:span></text:p>
      <text:p text:style-name="P3"><text:span text:style-name="T2">INSERT INTO CATEGORIA (Nome) VALUES ("</text:span><text:span text:style-name="T1">MATERIAL DE CONSTRUÇÃO</text:span><text:span text:style-name="T2">"</text:span><text:span text:style-name="T4">);</text:span></text:p>
      <text:p text:style-name="P3"><text:span text:style-name="T2">INSERT INTO CATEGORIA (Nome) VALUES ("</text:span><text:span text:style-name="T1">METALÚRGICA</text:span><text:span text:style-name="T2">"</text:span><text:span text:style-name="T4">);</text:span></text:p>
      <text:p text:style-name="P3"><text:span text:style-name="T2">INSERT INTO CATEGORIA (Nome) VALUES ("</text:span><text:span text:style-name="T1">MARMORARIA</text:span><text:span text:style-name="T2">"</text:span><text:span text:style-name="T4">);</text:span></text:p>
      <text:p text:style-name="P3"><text:soft-page-break/><text:span text:style-name="T2">INSERT INTO CATEGORIA (Nome) VALUES ("</text:span><text:span text:style-name="T1">MECÂNICA</text:span><text:span text:style-name="T2">"</text:span><text:span text:style-name="T4">);</text:span></text:p>
      <text:p text:style-name="P3"><text:span text:style-name="T2">INSERT INTO CATEGORIA (Nome) VALUES ("</text:span><text:span text:style-name="T1">MERCADO</text:span><text:span text:style-name="T2">"</text:span><text:span text:style-name="T4">);</text:span></text:p>
      <text:p text:style-name="P3"><text:span text:style-name="T2">INSERT INTO CATEGORIA (Nome) VALUES ("</text:span><text:span text:style-name="T1">MOTO PEÇAS</text:span><text:span text:style-name="T2">"</text:span><text:span text:style-name="T4">);</text:span></text:p>
      <text:p text:style-name="P3"><text:span text:style-name="T2">INSERT INTO CATEGORIA (Nome) VALUES ("</text:span><text:span text:style-name="T1">MOTO TAXI</text:span><text:span text:style-name="T2">"</text:span><text:span text:style-name="T4">);</text:span></text:p>
      <text:p text:style-name="P3"><text:span text:style-name="T2">INSERT INTO CATEGORIA (Nome) VALUES ("</text:span><text:span text:style-name="T1">MOTORES</text:span><text:span text:style-name="T2">"</text:span><text:span text:style-name="T4">);</text:span></text:p>
      <text:p text:style-name="P3"><text:span text:style-name="T2">INSERT INTO CATEGORIA (Nome) VALUES ("</text:span><text:span text:style-name="T1">MÓVEIS SOB MEDIDA</text:span><text:span text:style-name="T2">"</text:span><text:span text:style-name="T4">);</text:span></text:p>
      <text:p text:style-name="P3"><text:span text:style-name="T2">INSERT INTO CATEGORIA (Nome) VALUES ("</text:span><text:span text:style-name="T1">MÓVEIS USADO</text:span><text:span text:style-name="T2">"</text:span><text:span text:style-name="T4">);</text:span></text:p>
      <text:p text:style-name="P3"><text:span text:style-name="T2">INSERT INTO CATEGORIA (Nome) VALUES ("</text:span><text:span text:style-name="T1">MUDANÇAS</text:span><text:span text:style-name="T2">"</text:span><text:span text:style-name="T4">);</text:span></text:p>
      <text:p text:style-name="P3"><text:span text:style-name="T2">INSERT INTO CATEGORIA (Nome) VALUES ("</text:span><text:span text:style-name="T1">MOTEL</text:span><text:span text:style-name="T2">"</text:span><text:span text:style-name="T4">);</text:span></text:p>
      <text:p text:style-name="P3"><text:span text:style-name="T2">INSERT INTO CATEGORIA (Nome) VALUES ("</text:span><text:span text:style-name="T1">ODONTOLOGIA</text:span><text:span text:style-name="T2">"</text:span><text:span text:style-name="T4">);</text:span></text:p>
      <text:p text:style-name="P3"><text:span text:style-name="T2">INSERT INTO CATEGORIA (Nome) VALUES ("</text:span><text:span text:style-name="T1">OFICINA MECÂNICA</text:span><text:span text:style-name="T2">"</text:span><text:span text:style-name="T4">);</text:span></text:p>
      <text:p text:style-name="P3"><text:span text:style-name="T2">INSERT INTO CATEGORIA (Nome) VALUES ("</text:span><text:span text:style-name="T1">ÓTICA</text:span><text:span text:style-name="T2">"</text:span><text:span text:style-name="T4">);</text:span></text:p>
      <text:p text:style-name="P3"><text:span text:style-name="T2">INSERT INTO CATEGORIA (Nome) VALUES ("</text:span><text:span text:style-name="T1">PANIFICADORA</text:span><text:span text:style-name="T2">"</text:span><text:span text:style-name="T4">);</text:span></text:p>
      <text:p text:style-name="P3"><text:span text:style-name="T2">INSERT INTO CATEGORIA (Nome) VALUES ("</text:span><text:span text:style-name="T1">PAPELARIA</text:span><text:span text:style-name="T2">"</text:span><text:span text:style-name="T4">);</text:span></text:p>
      <text:p text:style-name="P3"><text:span text:style-name="T2">INSERT INTO CATEGORIA (Nome) VALUES ("</text:span><text:span text:style-name="T1">PEIXARIA</text:span><text:span text:style-name="T2">"</text:span><text:span text:style-name="T4">);</text:span></text:p>
      <text:p text:style-name="P3"><text:span text:style-name="T2">INSERT INTO CATEGORIA (Nome) VALUES ("</text:span><text:span text:style-name="T1">PELÍCULA</text:span><text:span text:style-name="T2">"</text:span><text:span text:style-name="T4">);</text:span></text:p>
      <text:p text:style-name="P3"><text:span text:style-name="T2">INSERT INTO CATEGORIA (Nome) VALUES ("</text:span><text:span text:style-name="T1">PERSIANA</text:span><text:span text:style-name="T2">"</text:span><text:span text:style-name="T4">);</text:span></text:p>
      <text:p text:style-name="P3"><text:span text:style-name="T2">INSERT INTO CATEGORIA (Nome) VALUES ("</text:span><text:span text:style-name="T1">PET SHOP</text:span><text:span text:style-name="T2">"</text:span><text:span text:style-name="T4">);</text:span></text:p>
      <text:p text:style-name="P3"><text:span text:style-name="T2">INSERT INTO CATEGORIA (Nome) VALUES ("</text:span><text:span text:style-name="T1">PESQUE PAGUE</text:span><text:span text:style-name="T2">"</text:span><text:span text:style-name="T4">);</text:span></text:p>
      <text:p text:style-name="P3"><text:span text:style-name="T2">INSERT INTO CATEGORIA (Nome) VALUES ("</text:span><text:span text:style-name="T1">PERFUMES E COSMÉTICOS</text:span><text:span text:style-name="T2">"</text:span><text:span text:style-name="T4">);</text:span></text:p>
      <text:p text:style-name="P3"><text:span text:style-name="T2">INSERT INTO CATEGORIA (Nome) VALUES ("</text:span><text:span text:style-name="T1">PISCINAS</text:span><text:span text:style-name="T2">"</text:span><text:span text:style-name="T4">);</text:span></text:p>
      <text:p text:style-name="P3"><text:span text:style-name="T2">INSERT INTO CATEGORIA (Nome) VALUES ("</text:span><text:span text:style-name="T1">PISOS –MAT CONST.</text:span><text:span text:style-name="T2">"</text:span><text:span text:style-name="T4">);</text:span></text:p>
      <text:p text:style-name="P3"><text:span text:style-name="T2">INSERT INTO CATEGORIA (Nome) VALUES ("</text:span><text:span text:style-name="T1">PIZZARIA</text:span><text:span text:style-name="T2">"</text:span><text:span text:style-name="T4">);</text:span></text:p>
      <text:p text:style-name="P3"><text:span text:style-name="T2">INSERT INTO CATEGORIA (Nome) VALUES ("</text:span><text:span text:style-name="T1">PNEUS</text:span><text:span text:style-name="T2">"</text:span><text:span text:style-name="T4">);</text:span></text:p>
      <text:p text:style-name="P3"><text:span text:style-name="T2">INSERT INTO CATEGORIA (Nome) VALUES ("</text:span><text:span text:style-name="T1">PORTÕES ELETRÔNICO</text:span><text:span text:style-name="T2">"</text:span><text:span text:style-name="T4">);</text:span></text:p>
      <text:p text:style-name="P3"><text:span text:style-name="T2">INSERT INTO CATEGORIA (Nome) VALUES ("</text:span><text:span text:style-name="T1">PODÓLOGA CLINICA DOS PÉS</text:span><text:span text:style-name="T2">"</text:span><text:span text:style-name="T4">);</text:span></text:p>
      <text:p text:style-name="P3"><text:soft-page-break/><text:span text:style-name="T2">INSERT INTO CATEGORIA (Nome) VALUES ("</text:span><text:span text:style-name="T1">POUSADAS</text:span><text:span text:style-name="T2">"</text:span><text:span text:style-name="T4">);</text:span></text:p>
      <text:p text:style-name="P3"><text:span text:style-name="T2">INSERT INTO CATEGORIA (Nome) VALUES ("</text:span><text:span text:style-name="T1">PRÉ MOLDADOS</text:span><text:span text:style-name="T2">"</text:span><text:span text:style-name="T4">);</text:span></text:p>
      <text:p text:style-name="P3"><text:span text:style-name="T2">INSERT INTO CATEGORIA (Nome) VALUES ("</text:span><text:span text:style-name="T1">POSTO DE GASOLINA</text:span><text:span text:style-name="T2">"</text:span><text:span text:style-name="T4">);</text:span></text:p>
      <text:p text:style-name="P3"><text:span text:style-name="T2">INSERT INTO CATEGORIA (Nome) VALUES ("</text:span><text:span text:style-name="T1">POSTO DE MOLA</text:span><text:span text:style-name="T2">"</text:span><text:span text:style-name="T4">);</text:span></text:p>
      <text:p text:style-name="P3"><text:span text:style-name="T2">INSERT INTO CATEGORIA (Nome) VALUES ("</text:span><text:span text:style-name="T1">PRODUTOS DE LIMPEZA</text:span><text:span text:style-name="T2">"</text:span><text:span text:style-name="T4">);</text:span></text:p>
      <text:p text:style-name="P3"><text:span text:style-name="T2">INSERT INTO CATEGORIA (Nome) VALUES ("</text:span><text:span text:style-name="T1">PRODUTOS NATURAIS</text:span><text:span text:style-name="T2">"</text:span><text:span text:style-name="T4">);</text:span></text:p>
      <text:p text:style-name="P3"><text:span text:style-name="T2">INSERT INTO CATEGORIA (Nome) VALUES ("</text:span><text:span text:style-name="T1">RADIADORES</text:span><text:span text:style-name="T2">"</text:span><text:span text:style-name="T4">);</text:span></text:p>
      <text:p text:style-name="P3"><text:span text:style-name="T2">INSERT INTO CATEGORIA (Nome) VALUES ("</text:span><text:span text:style-name="T1">RASTREADORES</text:span><text:span text:style-name="T2">"</text:span><text:span text:style-name="T4">);</text:span></text:p>
      <text:p text:style-name="P3"><text:span text:style-name="T2">INSERT INTO CATEGORIA (Nome) VALUES ("</text:span><text:span text:style-name="T1">RECICLAGEM</text:span><text:span text:style-name="T2">"</text:span><text:span text:style-name="T4">);</text:span></text:p>
      <text:p text:style-name="P3"><text:span text:style-name="T2">INSERT INTO CATEGORIA (Nome) VALUES ("</text:span><text:span text:style-name="T1">REFRIGERAÇÃO</text:span><text:span text:style-name="T2">"</text:span><text:span text:style-name="T4">);</text:span></text:p>
      <text:p text:style-name="P3"><text:span text:style-name="T2">INSERT INTO CATEGORIA (Nome) VALUES ("</text:span><text:span text:style-name="T1">RESTAURANTES</text:span><text:span text:style-name="T2">"</text:span><text:span text:style-name="T4">);</text:span></text:p>
      <text:p text:style-name="P3"><text:span text:style-name="T2">INSERT INTO CATEGORIA (Nome) VALUES ("</text:span><text:span text:style-name="T1">RELOJOARIA</text:span><text:span text:style-name="T2">"</text:span><text:span text:style-name="T4">);</text:span></text:p>
      <text:p text:style-name="P3"><text:span text:style-name="T2">INSERT INTO CATEGORIA (Nome) VALUES ("</text:span><text:span text:style-name="T1">RETIFICA</text:span><text:span text:style-name="T2">"</text:span><text:span text:style-name="T4">);</text:span></text:p>
      <text:p text:style-name="P3"><text:span text:style-name="T2">INSERT INTO CATEGORIA (Nome) VALUES ("</text:span><text:span text:style-name="T1">SALÃO DE BELE</text:span><text:span text:style-name="T5">Z</text:span><text:span text:style-name="T1">A</text:span><text:span text:style-name="T2">"</text:span><text:span text:style-name="T4">);</text:span></text:p>
      <text:p text:style-name="P3"><text:span text:style-name="T2">INSERT INTO CATEGORIA (Nome) VALUES ("</text:span><text:span text:style-name="T1">SERIGRAFIA</text:span><text:span text:style-name="T2">"</text:span><text:span text:style-name="T4">);</text:span></text:p>
      <text:p text:style-name="P3"><text:span text:style-name="T2">INSERT INTO CATEGORIA (Nome) VALUES ("</text:span><text:span text:style-name="T1">SERVIÇOS AUTOMOTIVO</text:span><text:span text:style-name="T2">"</text:span><text:span text:style-name="T4">);</text:span></text:p>
      <text:p text:style-name="P3"><text:span text:style-name="T2">INSERT INTO CATEGORIA (Nome) VALUES ("</text:span><text:span text:style-name="T1">SERRALHERIA</text:span><text:span text:style-name="T2">"</text:span><text:span text:style-name="T4">);</text:span></text:p>
      <text:p text:style-name="P3"><text:span text:style-name="T2">INSERT INTO CATEGORIA (Nome) VALUES ("</text:span><text:span text:style-name="T1">SERRARIA</text:span><text:span text:style-name="T2">"</text:span><text:span text:style-name="T4">);</text:span></text:p>
      <text:p text:style-name="P3"><text:span text:style-name="T2">INSERT INTO CATEGORIA (Nome) VALUES ("</text:span><text:span text:style-name="T1">SOM AUTOMOTIVO</text:span><text:span text:style-name="T2">"</text:span><text:span text:style-name="T4">);</text:span></text:p>
      <text:p text:style-name="P3"><text:span text:style-name="T2">INSERT INTO CATEGORIA (Nome) VALUES ("</text:span><text:span text:style-name="T1">SUPERMERCADO MERCADO</text:span><text:span text:style-name="T2">"</text:span><text:span text:style-name="T4">);</text:span></text:p>
      <text:p text:style-name="P3"><text:span text:style-name="T2">INSERT INTO CATEGORIA (Nome) VALUES ("</text:span><text:span text:style-name="T1">TAPEÇARIA</text:span><text:span text:style-name="T2">"</text:span><text:span text:style-name="T4">);</text:span></text:p>
      <text:p text:style-name="P3"><text:span text:style-name="T2">INSERT INTO CATEGORIA (Nome) VALUES ("</text:span><text:span text:style-name="T1">TELE MENSAGEM</text:span><text:span text:style-name="T2">"</text:span><text:span text:style-name="T4">);</text:span></text:p>
      <text:p text:style-name="P3"><text:span text:style-name="T2">INSERT INTO CATEGORIA (Nome) VALUES ("</text:span><text:span text:style-name="T1">TERRAPLANAGEM</text:span><text:span text:style-name="T2">"</text:span><text:span text:style-name="T4">);</text:span></text:p>
      <text:p text:style-name="P3"><text:span text:style-name="T2">INSERT INTO CATEGORIA (Nome) VALUES ("</text:span><text:span text:style-name="T1">TELAS TECIDO</text:span><text:span text:style-name="T2">"</text:span><text:span text:style-name="T4">);</text:span></text:p>
      <text:p text:style-name="P3"><text:span text:style-name="T2">INSERT INTO CATEGORIA (Nome) VALUES ("</text:span><text:span text:style-name="T1">TELHAS</text:span><text:span text:style-name="T2">"</text:span><text:span text:style-name="T4">);</text:span></text:p>
      <text:p text:style-name="P3"><text:span text:style-name="T2">INSERT INTO CATEGORIA (Nome) VALUES ("</text:span><text:span text:style-name="T1">TINTAS</text:span><text:span text:style-name="T2">"</text:span><text:span text:style-name="T4">);</text:span><text:bookmark text:name="_GoBack"/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6T11:01:00</meta:creation-date>
    <meta:initial-creator>Usuario</meta:initial-creator>
    <dc:language>pt-BR</dc:language>
    <dc:date>2016-08-01T11:59:22.813497000</dc:date>
    <meta:editing-cycles>10</meta:editing-cycles>
    <meta:editing-duration>PT2H49M39S</meta:editing-duration>
    <meta:generator>LibreOffice/5.1.2.2$MacOSX_X86_64 LibreOffice_project/d3bf12ecb743fc0d20e0be0c58ca359301eb705f</meta:generator>
    <meta:document-statistic meta:table-count="0" meta:image-count="0" meta:object-count="0" meta:page-count="8" meta:paragraph-count="180" meta:word-count="1184" meta:character-count="9543" meta:non-whitespace-character-count="853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